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Mean of hate score distribution" table:style-name="ta1">
        <table:shapes>
          <draw:frame draw:z-index="0" draw:style-name="gr1" draw:text-style-name="P1" svg:width="6.2988in" svg:height="3.5429in" svg:x="8.2807in" svg:y="0.0394in">
            <draw:object draw:notify-on-update-of-ranges="'summary_counter_defer_Mean of hate score distribution'.A1:'summary_counter_defer_Mean of hate score distribution'.A1 'summary_counter_defer_Mean of hate score distribution'.A2:'summary_counter_defer_Mean of hate score distribution'.A7 'summary_counter_defer_Mean of hate score distribution'.B1:'summary_counter_defer_Mean of hate score distribution'.B1 'summary_counter_defer_Mean of hate score distribution'.B2:'summary_counter_defer_Mean of hate score distribution'.B7 'summary_counter_defer_Mean of hate score distribution'.C1:'summary_counter_defer_Mean of hate score distribution'.C1 'summary_counter_defer_Mean of hate score distribution'.C2:'summary_counter_defer_Mean of hate score distribution'.C7 'summary_counter_defer_Mean of hate score distribution'.D1:'summary_counter_defer_Mean of hate score distribution'.D1 'summary_counter_defer_Mean of hate score distribution'.D2:'summary_counter_defer_Mean of hate score distribution'.D7 'summary_counter_defer_Mean of hate score distribution'.E1:'summary_counter_defer_Mean of hate score distribution'.E1 'summary_counter_defer_Mean of hate score distribution'.E2:'summary_counter_defer_Mean of hate score distribution'.E7 'summary_counter_defer_Mean of hate score distribution'.F1:'summary_counter_defer_Mean of hate score distribution'.F1 'summary_counter_defer_Mean of hate score distribution'.F2:'summary_counter_defer_Mean of hate score distribution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93" calcext:value-type="float">
            <text:p>0.393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95388877806525" calcext:value-type="float">
            <text:p>0.395388877806525</text:p>
          </table:table-cell>
          <table:table-cell office:value-type="float" office:value="0.404153092341284" calcext:value-type="float">
            <text:p>0.404153092341284</text:p>
          </table:table-cell>
          <table:table-cell office:value-type="float" office:value="0.397539122231738" calcext:value-type="float">
            <text:p>0.397539122231738</text:p>
          </table:table-cell>
          <table:table-cell office:value-type="float" office:value="0.409257644041812" calcext:value-type="float">
            <text:p>0.409257644041812</text:p>
          </table:table-cell>
          <table:table-cell office:value-type="float" office:value="0.414597401208081" calcext:value-type="float">
            <text:p>0.4145974012080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91761112645777" calcext:value-type="float">
            <text:p>0.391761112645777</text:p>
          </table:table-cell>
          <table:table-cell office:value-type="float" office:value="0.395431254543026" calcext:value-type="float">
            <text:p>0.395431254543026</text:p>
          </table:table-cell>
          <table:table-cell office:value-type="float" office:value="0.398481193745647" calcext:value-type="float">
            <text:p>0.398481193745647</text:p>
          </table:table-cell>
          <table:table-cell office:value-type="float" office:value="0.400118440221772" calcext:value-type="float">
            <text:p>0.400118440221772</text:p>
          </table:table-cell>
          <table:table-cell office:value-type="float" office:value="0.425437927363881" calcext:value-type="float">
            <text:p>0.4254379273638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180535451861" calcext:value-type="float">
            <text:p>0.39180535451861</text:p>
          </table:table-cell>
          <table:table-cell office:value-type="float" office:value="0.390102258812937" calcext:value-type="float">
            <text:p>0.390102258812937</text:p>
          </table:table-cell>
          <table:table-cell office:value-type="float" office:value="0.399070494490565" calcext:value-type="float">
            <text:p>0.399070494490565</text:p>
          </table:table-cell>
          <table:table-cell office:value-type="float" office:value="0.404172371848044" calcext:value-type="float">
            <text:p>0.404172371848044</text:p>
          </table:table-cell>
          <table:table-cell office:value-type="float" office:value="0.408976068575424" calcext:value-type="float">
            <text:p>0.4089760685754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1494176828212" calcext:value-type="float">
            <text:p>0.391494176828212</text:p>
          </table:table-cell>
          <table:table-cell office:value-type="float" office:value="0.388008218490997" calcext:value-type="float">
            <text:p>0.388008218490997</text:p>
          </table:table-cell>
          <table:table-cell office:value-type="float" office:value="0.389407099372813" calcext:value-type="float">
            <text:p>0.389407099372813</text:p>
          </table:table-cell>
          <table:table-cell office:value-type="float" office:value="0.396159318937167" calcext:value-type="float">
            <text:p>0.396159318937167</text:p>
          </table:table-cell>
          <table:table-cell office:value-type="float" office:value="0.403372524899073" calcext:value-type="float">
            <text:p>0.40337252489907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8843266738127" calcext:value-type="float">
            <text:p>0.38843266738127</text:p>
          </table:table-cell>
          <table:table-cell office:value-type="float" office:value="0.384688213294337" calcext:value-type="float">
            <text:p>0.384688213294337</text:p>
          </table:table-cell>
          <table:table-cell office:value-type="float" office:value="0.385885101826511" calcext:value-type="float">
            <text:p>0.385885101826511</text:p>
          </table:table-cell>
          <table:table-cell office:value-type="float" office:value="0.388244588080478" calcext:value-type="float">
            <text:p>0.388244588080478</text:p>
          </table:table-cell>
          <table:table-cell office:value-type="float" office:value="0.393013598662112" calcext:value-type="float">
            <text:p>0.393013598662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0:27:32.005999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0:28:43.332218016</dc:date>
    <meta:editing-duration>PT2M24S</meta:editing-duration>
    <meta:editing-cycles>3</meta:editing-cycles>
    <meta:generator>LibreOffice/7.0.3.1$Linux_X86_64 LibreOffice_project/00$Build-1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Mean of hate score distribution'.A1:'summary_counter_defer_Mean of hate score distribution'.F7" chart:data-source-has-labels="both" svg:x="1.331cm" svg:y="0.18cm" svg:width="12.264cm" svg:height="7.659cm">
          <chart:coordinate-region svg:x="2.243cm" svg:y="0.379cm" svg:width="11.112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Mean of hate score distribution'.A2:'summary_counter_defer_Mean of hate score distribution'.A7"/>
          </chart:axis>
          <chart:axis chart:dimension="y" chart:name="primary-y" chart:style-name="ch4">
            <chart:title svg:x="0.451cm" svg:y="5.27cm" chart:style-name="ch6">
              <text:p>mean hate score</text:p>
            </chart:title>
            <chart:grid chart:style-name="ch7" chart:class="major"/>
          </chart:axis>
          <chart:series chart:style-name="ch8" chart:values-cell-range-address="'summary_counter_defer_Mean of hate score distribution'.B2:'summary_counter_defer_Mean of hate score distribution'.B7" chart:label-cell-address="'summary_counter_defer_Mean of hate score distribution'.B1:'summary_counter_defer_Mean of hate score distribution'.B1" chart:class="chart:line">
            <chart:data-point chart:repeated="6"/>
          </chart:series>
          <chart:series chart:style-name="ch9" chart:values-cell-range-address="'summary_counter_defer_Mean of hate score distribution'.C2:'summary_counter_defer_Mean of hate score distribution'.C7" chart:label-cell-address="'summary_counter_defer_Mean of hate score distribution'.C1:'summary_counter_defer_Mean of hate score distribution'.C1" chart:class="chart:line">
            <chart:data-point chart:repeated="6"/>
          </chart:series>
          <chart:series chart:style-name="ch10" chart:values-cell-range-address="'summary_counter_defer_Mean of hate score distribution'.D2:'summary_counter_defer_Mean of hate score distribution'.D7" chart:label-cell-address="'summary_counter_defer_Mean of hate score distribution'.D1:'summary_counter_defer_Mean of hate score distribution'.D1" chart:class="chart:line">
            <chart:data-point chart:repeated="6"/>
          </chart:series>
          <chart:series chart:style-name="ch11" chart:values-cell-range-address="'summary_counter_defer_Mean of hate score distribution'.E2:'summary_counter_defer_Mean of hate score distribution'.E7" chart:label-cell-address="'summary_counter_defer_Mean of hate score distribution'.E1:'summary_counter_defer_Mean of hate score distribution'.E1" chart:class="chart:line">
            <chart:data-point chart:repeated="6"/>
          </chart:series>
          <chart:series chart:style-name="ch12" chart:values-cell-range-address="'summary_counter_defer_Mean of hate score distribution'.F2:'summary_counter_defer_Mean of hate score distribution'.F7" chart:label-cell-address="'summary_counter_defer_Mean of hate score distribution'.F1:'summary_counter_defer_Mean of hate score distribution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Mean of hate score distribution'.B1:'summary_counter_defer_Mean of hate score distribution'.B1</svg:desc>
                </draw:g>
              </table:table-cell>
              <table:table-cell office:value-type="string">
                <text:p>500</text:p>
                <draw:g>
                  <svg:desc>'summary_counter_defer_Mean of hate score distribution'.C1:'summary_counter_defer_Mean of hate score distribution'.C1</svg:desc>
                </draw:g>
              </table:table-cell>
              <table:table-cell office:value-type="string">
                <text:p>1000</text:p>
                <draw:g>
                  <svg:desc>'summary_counter_defer_Mean of hate score distribution'.D1:'summary_counter_defer_Mean of hate score distribution'.D1</svg:desc>
                </draw:g>
              </table:table-cell>
              <table:table-cell office:value-type="string">
                <text:p>2000</text:p>
                <draw:g>
                  <svg:desc>'summary_counter_defer_Mean of hate score distribution'.E1:'summary_counter_defer_Mean of hate score distribution'.E1</svg:desc>
                </draw:g>
              </table:table-cell>
              <table:table-cell office:value-type="string">
                <text:p>5000</text:p>
                <draw:g>
                  <svg:desc>'summary_counter_defer_Mean of hate score distribution'.F1:'summary_counter_defer_Mean of hate score distribution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Mean of hate score distribution'.A2:'summary_counter_defer_Mean of hate score distribution'.A7</svg:desc>
                </draw:g>
              </table:table-cell>
              <table:table-cell office:value-type="float" office:value="0.393">
                <text:p>0.393</text:p>
                <draw:g>
                  <svg:desc>'summary_counter_defer_Mean of hate score distribution'.B2:'summary_counter_defer_Mean of hate score distribution'.B7</svg:desc>
                </draw:g>
              </table:table-cell>
              <table:table-cell office:value-type="float" office:value="0.399">
                <text:p>0.399</text:p>
                <draw:g>
                  <svg:desc>'summary_counter_defer_Mean of hate score distribution'.C2:'summary_counter_defer_Mean of hate score distribution'.C7</svg:desc>
                </draw:g>
              </table:table-cell>
              <table:table-cell office:value-type="float" office:value="0.398">
                <text:p>0.398</text:p>
                <draw:g>
                  <svg:desc>'summary_counter_defer_Mean of hate score distribution'.D2:'summary_counter_defer_Mean of hate score distribution'.D7</svg:desc>
                </draw:g>
              </table:table-cell>
              <table:table-cell office:value-type="float" office:value="0.4">
                <text:p>0.4</text:p>
                <draw:g>
                  <svg:desc>'summary_counter_defer_Mean of hate score distribution'.E2:'summary_counter_defer_Mean of hate score distribution'.E7</svg:desc>
                </draw:g>
              </table:table-cell>
              <table:table-cell office:value-type="float" office:value="0.418">
                <text:p>0.418</text:p>
                <draw:g>
                  <svg:desc>'summary_counter_defer_Mean of hate score distribution'.F2:'summary_counter_defer_Mean of hate score distribution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95388877806525">
                <text:p>0.395388877806525</text:p>
              </table:table-cell>
              <table:table-cell office:value-type="float" office:value="0.404153092341284">
                <text:p>0.404153092341284</text:p>
              </table:table-cell>
              <table:table-cell office:value-type="float" office:value="0.397539122231738">
                <text:p>0.397539122231738</text:p>
              </table:table-cell>
              <table:table-cell office:value-type="float" office:value="0.409257644041812">
                <text:p>0.409257644041812</text:p>
              </table:table-cell>
              <table:table-cell office:value-type="float" office:value="0.414597401208081">
                <text:p>0.4145974012080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91761112645777">
                <text:p>0.391761112645777</text:p>
              </table:table-cell>
              <table:table-cell office:value-type="float" office:value="0.395431254543026">
                <text:p>0.395431254543026</text:p>
              </table:table-cell>
              <table:table-cell office:value-type="float" office:value="0.398481193745647">
                <text:p>0.398481193745647</text:p>
              </table:table-cell>
              <table:table-cell office:value-type="float" office:value="0.400118440221772">
                <text:p>0.400118440221772</text:p>
              </table:table-cell>
              <table:table-cell office:value-type="float" office:value="0.425437927363881">
                <text:p>0.42543792736388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9180535451861">
                <text:p>0.39180535451861</text:p>
              </table:table-cell>
              <table:table-cell office:value-type="float" office:value="0.390102258812937">
                <text:p>0.390102258812937</text:p>
              </table:table-cell>
              <table:table-cell office:value-type="float" office:value="0.399070494490565">
                <text:p>0.399070494490565</text:p>
              </table:table-cell>
              <table:table-cell office:value-type="float" office:value="0.404172371848044">
                <text:p>0.404172371848044</text:p>
              </table:table-cell>
              <table:table-cell office:value-type="float" office:value="0.408976068575424">
                <text:p>0.40897606857542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1494176828212">
                <text:p>0.391494176828212</text:p>
              </table:table-cell>
              <table:table-cell office:value-type="float" office:value="0.388008218490997">
                <text:p>0.388008218490997</text:p>
              </table:table-cell>
              <table:table-cell office:value-type="float" office:value="0.389407099372813">
                <text:p>0.389407099372813</text:p>
              </table:table-cell>
              <table:table-cell office:value-type="float" office:value="0.396159318937167">
                <text:p>0.396159318937167</text:p>
              </table:table-cell>
              <table:table-cell office:value-type="float" office:value="0.403372524899073">
                <text:p>0.40337252489907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38843266738127">
                <text:p>0.38843266738127</text:p>
              </table:table-cell>
              <table:table-cell office:value-type="float" office:value="0.384688213294337">
                <text:p>0.384688213294337</text:p>
              </table:table-cell>
              <table:table-cell office:value-type="float" office:value="0.385885101826511">
                <text:p>0.385885101826511</text:p>
              </table:table-cell>
              <table:table-cell office:value-type="float" office:value="0.388244588080478">
                <text:p>0.388244588080478</text:p>
              </table:table-cell>
              <table:table-cell office:value-type="float" office:value="0.393013598662112">
                <text:p>0.393013598662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